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 : TP 12 : Compression d'image</text:p>
      <text:p text:style-name="Standard"/>
      <text:p text:style-name="Standard"><text:span text:style-name="T1">Binôme</text:span> : Benjamin Ruytoor et Aurore Allart</text:p>
      <text:p text:style-name="Standard"><text:span text:style-name="T1">Date</text:span> : 1é avril 2013</text:p>
      <text:p text:style-name="P5"/>
      <text:p text:style-name="P3">Introduction</text:p>
      <text:p text:style-name="P5"><text:tab/>Dans ce TP, nous allons voir une méthode couramment utilisée pour compresser une image : la transformée en cosinus discrète (DCT). </text:p>
      <text:p text:style-name="P5"/>
      <text:list xml:id="list35513057" text:style-name="L1">
        <text:list-item>
          <text:p text:style-name="P4">Transformée en cosinus discrète (DCT)</text:p>
        </text:list-item>
      </text:list>
      <text:p text:style-name="P5"/>
      <text:list xml:id="list36143705" text:continue-numbering="true" text:style-name="L1">
        <text:list-item>
          <text:list>
            <text:list-item>
              <text:p text:style-name="P1">Transformée 2D directe</text:p>
            </text:list-item>
          </text:list>
        </text:list-item>
      </text:list>
      <text:p text:style-name="P5"><text:tab/>Il est possible d'utiliser la DCT à une dimension (DCT1D) pour calculer la DCT à 2 dimensions (DCT2D). Il faut tout d'abord calculer pour chaque ligne de l'image la DCT1D, puis refaire appel à DCT1D sur le résultat récupérer du précédent calcul.</text:p>
      <text:p text:style-name="P5"><text:tab/>La méthode <text:span text:style-name="T2">forwardDCT</text:span> de la classe DCT1D prend en paramètre un tableau de signal qui représente les pixels d'une ligne de l'image initiale. Cette méthode retourne </text:p>
      <text:p text:style-name="P5"><text:tab/></text:p>
      <text:list xml:id="list36146493" text:continue-numbering="true" text:style-name="L1">
        <text:list-item>
          <text:list>
            <text:list-item>
              <text:p text:style-name="P1">Validation sur un exemple</text:p>
            </text:list-item>
          </text:list>
        </text:list-item>
      </text:list>
      <text:p text:style-name="P5"/>
      <text:list xml:id="list36172064" text:continue-numbering="true" text:style-name="L1">
        <text:list-item>
          <text:p text:style-name="P4">Utilisation de la DCT pour la compression JPEG</text:p>
        </text:list-item>
      </text:list>
      <text:p text:style-name="P5"/>
      <text:list xml:id="list36165052" text:continue-numbering="true" text:style-name="L1">
        <text:list-item>
          <text:list>
            <text:list-item>
              <text:p text:style-name="P1">Traitement par blocs d'une image</text:p>
            </text:list-item>
          </text:list>
        </text:list-item>
      </text:list>
      <text:p text:style-name="P5"/>
      <text:list xml:id="list36166990" text:continue-numbering="true" text:style-name="L1">
        <text:list-item>
          <text:list>
            <text:list-item>
              <text:p text:style-name="P1">Quantification</text:p>
            </text:list-item>
          </text:list>
        </text:list-item>
      </text:list>
      <text:p text:style-name="P5"/>
      <text:list xml:id="list36156378" text:continue-numbering="true" text:style-name="L1">
        <text:list-item>
          <text:list>
            <text:list-item>
              <text:p text:style-name="P1">Décompression</text:p>
            </text:list-item>
          </text:list>
        </text:list-item>
      </text:list>
      <text:p text:style-name="P5"/>
      <text:list xml:id="list36143136" text:continue-numbering="true" text:style-name="L1">
        <text:list-item>
          <text:p text:style-name="P4">Qualité et performance de la compression JPEG</text:p>
        </text:list-item>
      </text:list>
      <text:p text:style-name="P5"/>
      <text:list xml:id="list36152448" text:continue-numbering="true" text:style-name="L1">
        <text:list-item>
          <text:list>
            <text:list-item>
              <text:p text:style-name="P1">Evaluation de la distorsion</text:p>
            </text:list-item>
          </text:list>
        </text:list-item>
      </text:list>
      <text:p text:style-name="P5"/>
      <text:list xml:id="list36172023" text:continue-numbering="true" text:style-name="L1">
        <text:list-item>
          <text:list>
            <text:list-item>
              <text:p text:style-name="P1">Influence de la quantification</text:p>
            </text:list-item>
          </text:list>
        </text:list-item>
      </text:list>
      <text:p text:style-name="P5"/>
      <text:list xml:id="list36151105" text:continue-numbering="true" text:style-name="L1">
        <text:list-item>
          <text:list>
            <text:list-item>
              <text:p text:style-name="P1">Ratio de compression</text:p>
            </text:list-item>
          </text:list>
        </text:list-item>
      </text:list>
      <text:p text:style-name="P5"/>
      <text:p text:style-name="P3">Conclusion</text:p>
      <text:p text:style-name="P5"><text:tab/>La DCT permet de réduire la taille d'une image (ko) mais détruit beaucoup d'information (apparition d'artefacts de compressi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2T15:35:33.71</meta:creation-date>
    <dc:date>2013-04-12T16:01:19.73</dc:date>
    <meta:editing-duration>PT10M35S</meta:editing-duration>
    <meta:editing-cycles>1</meta:editing-cycles>
    <meta:document-statistic meta:table-count="0" meta:image-count="0" meta:object-count="0" meta:page-count="1" meta:paragraph-count="21" meta:word-count="184" meta:character-count="1121" meta:non-whitespace-character-count="961"/>
    <meta:generator>LibreOffice/3.5$Windows_x86 LibreOffice_project/3215f89-f603614-ab984f2-7348103-1225a5b</meta:generator>
  </office:meta>
</office:document-meta>
</file>